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307in"/>
    </style:style>
    <style:style style:name="co5" style:family="table-column">
      <style:table-column-properties fo:break-before="auto" style:column-width="0.5437in"/>
    </style:style>
    <style:style style:name="co6" style:family="table-column">
      <style:table-column-properties fo:break-before="auto" style:column-width="0.1264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1516in"/>
    </style:style>
    <style:style style:name="co11" style:family="table-column">
      <style:table-column-properties fo:break-before="auto" style:column-width="0.7146in"/>
    </style:style>
    <style:style style:name="co12" style:family="table-column">
      <style:table-column-properties fo:break-before="auto" style:column-width="0.5189in"/>
    </style:style>
    <style:style style:name="co13" style:family="table-column">
      <style:table-column-properties fo:break-before="auto" style:column-width="0.202in"/>
    </style:style>
    <style:style style:name="co14" style:family="table-column">
      <style:table-column-properties fo:break-before="auto" style:column-width="0.628in"/>
    </style:style>
    <style:style style:name="co15" style:family="table-column">
      <style:table-column-properties fo:break-before="auto" style:column-width="0.1291in"/>
    </style:style>
    <style:style style:name="co16" style:family="table-column">
      <style:table-column-properties fo:break-before="auto" style:column-width="0.5071in"/>
    </style:style>
    <style:style style:name="co17" style:family="table-column">
      <style:table-column-properties fo:break-before="auto" style:column-width="0.3209in"/>
    </style:style>
    <style:style style:name="co18" style:family="table-column">
      <style:table-column-properties fo:break-before="auto" style:column-width="0.2602in"/>
    </style:style>
    <style:style style:name="co19" style:family="table-column">
      <style:table-column-properties fo:break-before="auto" style:column-width="0.3555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5" style:family="table-cell" style:parent-style-name="Default">
      <style:table-cell-properties fo:border-bottom="none" fo:background-color="#dee6ef" fo:border-left="none" fo:padding="0.028in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28in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28in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28in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76" style:family="table-cell" style:parent-style-name="Default">
      <style:table-cell-properties fo:background-color="#fff5ce" fo:padding="0.028in"/>
    </style:style>
    <style:style style:name="ce177" style:family="table-cell" style:parent-style-name="Default">
      <style:table-cell-properties fo:background-color="#dddddd" fo:padding="0.028in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34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ce163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5" table:number-columns-repeated="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row table:style-name="ro1">
          <table:table-cell table:style-name="ce123" office:value-type="float" office:value="13.325" calcext:value-type="float">
            <text:p>13.325</text:p>
          </table:table-cell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5.7921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9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3]" office:value-type="float" office:value="4.08" calcext:value-type="float">
            <text:p>4.08</text:p>
          </table:table-cell>
          <table:table-cell table:style-name="ce124" table:formula="of:=[.E73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1]" office:value-type="float" office:value="4.17" calcext:value-type="float">
            <text:p>4.17</text:p>
          </table:table-cell>
          <table:table-cell table:style-name="ce124" table:formula="of:=[.E81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18" calcext:value-type="float">
            <text:p>4.21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92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11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62" calcext:value-type="float">
            <text:p>6.16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63" calcext:value-type="float">
            <text:p>6.1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7" calcext:value-type="float">
            <text:p>7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2" calcext:value-type="float">
            <text:p>1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er Kleinste im Reich Gottes grösser als Joh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95" calcext:value-type="float">
            <text:p>7.19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4" calcext:value-type="float">
            <text:p>11.1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Frau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7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21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23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7.01" calcext:value-type="float">
            <text:p>1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1" calcext:value-type="float">
            <text:p>8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58]" office:value-type="float" office:value="9.34" calcext:value-type="float">
            <text:p>9.34</text:p>
          </table:table-cell>
          <table:table-cell table:style-name="ce124" table:formula="of:=[.E258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61]" office:value-type="float" office:value="10.07" calcext:value-type="float">
            <text:p>10.07</text:p>
          </table:table-cell>
          <table:table-cell table:style-name="ce124" table:formula="of:=[.E261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7" calcext:value-type="float">
            <text:p>10.077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1" calcext:value-type="float">
            <text:p>9.1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30.5" calcext:value-type="float">
            <text:p>630.50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4" calcext:value-type="float">
            <text:p>9.104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174" office:value-type="string" calcext:value-type="string">
            <text:p>Die Speisung der Fünftaus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" calcext:value-type="float">
            <text:p>14.130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5" calcext:value-type="float">
            <text:p>9.10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1" calcext:value-type="float">
            <text:p>6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7" calcext:value-type="float">
            <text:p>14.127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1" calcext:value-type="float">
            <text:p>9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teigt auf Berg besonders, um zu be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" calcext:value-type="float">
            <text:p>9.18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88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1" calcext:value-type="float">
            <text:p>9.18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82" calcext:value-type="float">
            <text:p>9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83" calcext:value-type="float">
            <text:p>9.18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4" calcext:value-type="float">
            <text:p>9.184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295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88" calcext:value-type="float">
            <text:p>9.18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9" calcext:value-type="float">
            <text:p>9.18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2" calcext:value-type="float">
            <text:p>9.19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93" calcext:value-type="float">
            <text:p>9.19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4" calcext:value-type="float">
            <text:p>9.19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6" calcext:value-type="float">
            <text:p>9.19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7" calcext:value-type="float">
            <text:p>9.19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174" office:value-type="string" calcext:value-type="string">
            <text:p>Grosse Volksmenge hat nichts zu essen (Die Speisung der Viertausend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2"/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3" calcext:value-type="float">
            <text:p>16.23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7.918" calcext:value-type="float">
            <text:p>7.9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1" calcext:value-type="float">
            <text:p>9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141" calcext:value-type="float">
            <text:p>17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" calcext:value-type="float">
            <text:p>9.330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1" calcext:value-type="float">
            <text:p>17.24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3" calcext:value-type="float">
            <text:p>9.33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2" calcext:value-type="float">
            <text:p>17.24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5" calcext:value-type="float">
            <text:p>8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01" calcext:value-type="float">
            <text:p>9.4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5" calcext:value-type="float">
            <text:p>10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60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heruf über unbussfertige Städ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301" calcext:value-type="float">
            <text:p>12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05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1" calcext:value-type="float">
            <text:p>8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06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7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 office:value-type="float" office:value="14.12" calcext:value-type="float">
            <text:p>14.12</text:p>
          </table:table-cell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" calcext:value-type="float">
            <text:p>14.13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office:value-type="string" calcext:value-type="string">
            <text:p>Jesus hört vom Tod Johannes und geht an einen öden Or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23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1" calcext:value-type="float">
            <text:p>10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31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5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33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6" calcext:value-type="float">
            <text:p>12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zwei Tagen ist das Passah (und die Kreuzigung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40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44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46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49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50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51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64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65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69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71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72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2"/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0-5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inzug des Messias Jesus i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3" office:value-type="float" office:value="12.005" calcext:value-type="float">
            <text:p>12.005</text:p>
          </table:table-cell>
          <table:table-cell table:style-name="ce125" office:value-type="float" office:value="12.01" calcext:value-type="float">
            <text:p>12.01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05" calcext:value-type="float">
            <text:p>21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<text:s/>salbt Jes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21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5" calcext:value-type="float">
            <text:p>2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8" calcext:value-type="float">
            <text:p>12.1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37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39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40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35" calcext:value-type="float">
            <text:p>22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m grössten Gebo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49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56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32"/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32"/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2.015" calcext:value-type="float">
            <text:p>22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6" calcext:value-type="float">
            <text:p>22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7" calcext:value-type="float">
            <text:p>22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2" calcext:value-type="float">
            <text:p>12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8" calcext:value-type="float">
            <text:p>22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79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/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übergehende lästern ihn. [Offb 16:9,11,21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1" calcext:value-type="float">
            <text:p>14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2" calcext:value-type="float">
            <text:p>14.5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3" calcext:value-type="float">
            <text:p>14.5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5" office:value-type="float" office:value="18.18" calcext:value-type="float">
            <text:p>18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511" calcext:value-type="float">
            <text:p>18.5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512" calcext:value-type="float">
            <text:p>18.5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7" calcext:value-type="float">
            <text:p>18.15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3" calcext:value-type="float">
            <text:p>18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4" calcext:value-type="float">
            <text:p>18.28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6" calcext:value-type="float">
            <text:p>18.28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1" calcext:value-type="float">
            <text:p>27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7" calcext:value-type="float">
            <text:p>18.28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8" calcext:value-type="float">
            <text:p>18.2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9" calcext:value-type="float">
            <text:p>15.0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289" calcext:value-type="float">
            <text:p>18.28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urpurmantel [offb 17:3-4, 18:12, 18:16]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21" calcext:value-type="float">
            <text:p>27.3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3" office:value-type="float" office:value="15.211" calcext:value-type="float">
            <text:p>15.2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 kommen an den Ort, genannt Schädelstät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9" calcext:value-type="float">
            <text:p>24.0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863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710"/>
      </table:named-expressions>
      <table:database-ranges>
        <table:database-range table:name="SortierRange" table:target-range-address="Parallelstellen.C2:Parallelstellen.AM710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710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 style:data-style-name="N2" text:time-value="20:34:46.1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16T20:35:45.283000000</meta:creation-date>
    <dc:date>2022-11-09T08:26:42.320000000</dc:date>
    <meta:editing-duration>P6DT19H27M3S</meta:editing-duration>
    <meta:editing-cycles>698</meta:editing-cycles>
    <meta:generator>LibreOffice/7.2.5.2$Windows_X86_64 LibreOffice_project/499f9727c189e6ef3471021d6132d4c694f357e5</meta:generator>
    <meta:document-statistic meta:table-count="1" meta:cell-count="4457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